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692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b84700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="0.06pt solid #000000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6" style:family="table-cell" style:parent-style-name="Default">
      <style:table-cell-properties fo:border="0.06pt solid #000000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order="0.06pt solid #000000"/>
      <style:text-properties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fo:border="0.06pt solid #000000"/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12" style:family="table-cell" style:parent-style-name="Default">
      <style:text-properties fo:font-size="10.5pt" style:font-size-asian="10.5pt" style:font-size-complex="10.5pt"/>
    </style:style>
    <style:style style:name="ce13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1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6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 style:data-style-name="N104">
      <style:table-cell-properties fo:background-color="#ffffff"/>
    </style:style>
    <style:style style:name="ce1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fo:border-bottom="none" fo:border-left="none" fo:border-right="none" fo:border-top="0.54pt solid #000000"/>
      <style:text-properties fo:font-size="10.5pt" style:font-size-asian="10.5pt" style:font-size-complex="10.5pt"/>
    </style:style>
    <style:style style:name="ce21" style:family="table-cell" style:parent-style-name="Default" style:data-style-name="N104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MESE:</text:p>
          </table:table-cell>
          <table:table-cell table:style-name="ce9" office:value-type="string">
            <text:p>GIUGNO</text:p>
          </table:table-cell>
          <table:table-cell table:style-name="ce12" table:number-columns-repeated="8"/>
          <table:table-cell table:style-name="ce22" table:number-columns-repeated="1014"/>
        </table:table-row>
        <table:table-row table:style-name="ro1">
          <table:table-cell table:style-name="ce2" office:value-type="string">
            <text:p>Giorno</text:p>
          </table:table-cell>
          <table:table-cell table:style-name="ce2" office:value-type="string">
            <text:p>Scontrini</text:p>
          </table:table-cell>
          <table:table-cell table:style-name="ce2" office:value-type="string">
            <text:p>Imp. R.C.</text:p>
          </table:table-cell>
          <table:table-cell table:style-name="ce2" office:value-type="string">
            <text:p>Imp R.C. Netto</text:p>
          </table:table-cell>
          <table:table-cell table:style-name="ce2" office:value-type="string">
            <text:p>Imp tot</text:p>
          </table:table-cell>
          <table:table-cell table:style-name="ce1" office:value-type="string">
            <text:p>Scont. COMUN.</text:p>
          </table:table-cell>
          <table:table-cell table:style-name="ce1" office:value-type="string">
            <text:p>IMP. NETTO</text:p>
          </table:table-cell>
          <table:table-cell table:style-name="ce2" office:value-type="string">
            <text:p>IMP. IVATO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" office:value-type="float" office:value="255">
            <text:p>255</text:p>
          </table:table-cell>
          <table:table-cell table:style-name="ce13" office:value-type="currency" office:currency="EUR" office:value="710.7">
            <text:p>€ 710,70</text:p>
          </table:table-cell>
          <table:table-cell table:style-name="ce13" table:formula="of:=[.C3]/1.1" office:value-type="currency" office:currency="EUR" office:value="646.090909090909">
            <text:p>€ 646,09</text:p>
          </table:table-cell>
          <table:table-cell table:style-name="ce13" office:value-type="currency" office:currency="EUR" office:value="710.7">
            <text:p>€ 710,70</text:p>
          </table:table-cell>
          <table:table-cell table:style-name="ce17" table:formula="of:=[.C40]/[.F36]*[.G3]+20" office:value-type="float" office:value="140.199627085259">
            <text:p>140</text:p>
          </table:table-cell>
          <table:table-cell table:style-name="ce16" table:formula="of:=[.D3]-([.D3]/100*[.F39])" office:value-type="currency" office:currency="EUR" office:value="372.95877157211">
            <text:p>€ 372,96</text:p>
          </table:table-cell>
          <table:table-cell table:style-name="ce21" table:formula="of:=[.G3]+([.G3]/100*10)" office:value-type="currency" office:currency="EUR" office:value="410.254648729321">
            <text:p>€ 410,2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" office:value-type="float" office:value="253">
            <text:p>253</text:p>
          </table:table-cell>
          <table:table-cell table:style-name="ce13" office:value-type="currency" office:currency="EUR" office:value="711.9">
            <text:p>€ 711,90</text:p>
          </table:table-cell>
          <table:table-cell table:style-name="ce13" table:formula="of:=[.C4]/1.1" office:value-type="currency" office:currency="EUR" office:value="647.181818181818">
            <text:p>€ 647,18</text:p>
          </table:table-cell>
          <table:table-cell table:style-name="ce13" office:value-type="currency" office:currency="EUR" office:value="711.9">
            <text:p>€ 711,90</text:p>
          </table:table-cell>
          <table:table-cell table:style-name="ce17" table:formula="of:=[.C40]/[.F36]*[.G4]+20" office:value-type="float" office:value="140.402581288864">
            <text:p>140</text:p>
          </table:table-cell>
          <table:table-cell table:style-name="ce16" table:formula="of:=[.D4]-([.D4]/100*[.F39])" office:value-type="currency" office:currency="EUR" office:value="373.588503562945">
            <text:p>€ 373,59</text:p>
          </table:table-cell>
          <table:table-cell table:style-name="ce21" table:formula="of:=[.G4]+([.G4]/100*10)" office:value-type="currency" office:currency="EUR" office:value="410.94735391924">
            <text:p>€ 410,9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" office:value-type="float" office:value="217">
            <text:p>217</text:p>
          </table:table-cell>
          <table:table-cell table:style-name="ce13" office:value-type="currency" office:currency="EUR" office:value="465.64">
            <text:p>€ 465,64</text:p>
          </table:table-cell>
          <table:table-cell table:style-name="ce13" table:formula="of:=[.C5]/1.1" office:value-type="currency" office:currency="EUR" office:value="423.309090909091">
            <text:p>€ 423,31</text:p>
          </table:table-cell>
          <table:table-cell table:style-name="ce13" office:value-type="currency" office:currency="EUR" office:value="624.75">
            <text:p>€ 624,75</text:p>
          </table:table-cell>
          <table:table-cell table:style-name="ce17" table:formula="of:=[.C40]/[.F36]*[.G5]+20" office:value-type="float" office:value="98.7529961389896">
            <text:p>99</text:p>
          </table:table-cell>
          <table:table-cell table:style-name="ce16" table:formula="of:=[.D5]-([.D5]/100*[.F39])" office:value-type="currency" office:currency="EUR" office:value="244.357003510394">
            <text:p>€ 244,36</text:p>
          </table:table-cell>
          <table:table-cell table:style-name="ce21" table:formula="of:=[.G5]+([.G5]/100*10)" office:value-type="currency" office:currency="EUR" office:value="268.792703861434">
            <text:p>€ 268,79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" office:value-type="float" office:value="221">
            <text:p>221</text:p>
          </table:table-cell>
          <table:table-cell table:style-name="ce13" office:value-type="currency" office:currency="EUR" office:value="561.06">
            <text:p>€ 561,06</text:p>
          </table:table-cell>
          <table:table-cell table:style-name="ce13" table:formula="of:=[.C6]/1.1" office:value-type="currency" office:currency="EUR" office:value="510.054545454545">
            <text:p>€ 510,05</text:p>
          </table:table-cell>
          <table:table-cell table:style-name="ce13" office:value-type="currency" office:currency="EUR" office:value="704.14">
            <text:p>€ 704,14</text:p>
          </table:table-cell>
          <table:table-cell table:style-name="ce17" table:formula="of:=[.C40]/[.F36]*[.G6]+20" office:value-type="float" office:value="114.891237895674">
            <text:p>115</text:p>
          </table:table-cell>
          <table:table-cell table:style-name="ce16" table:formula="of:=[.D6]-([.D6]/100*[.F39])" office:value-type="currency" office:currency="EUR" office:value="294.431192314968">
            <text:p>€ 294,43</text:p>
          </table:table-cell>
          <table:table-cell table:style-name="ce21" table:formula="of:=[.G6]+([.G6]/100*10)" office:value-type="currency" office:currency="EUR" office:value="323.874311546465">
            <text:p>€ 323,87</text:p>
          </table:table-cell>
          <table:table-cell table:style-name="ce12"/>
          <table:table-cell table:style-name="ce13"/>
          <table:table-cell table:style-name="ce22" table:number-columns-repeated="1014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" office:value-type="float" office:value="239">
            <text:p>239</text:p>
          </table:table-cell>
          <table:table-cell table:style-name="ce13" office:value-type="currency" office:currency="EUR" office:value="529.48">
            <text:p>€ 529,48</text:p>
          </table:table-cell>
          <table:table-cell table:style-name="ce13" table:formula="of:=[.C7]/1.1" office:value-type="currency" office:currency="EUR" office:value="481.345454545455">
            <text:p>€ 481,35</text:p>
          </table:table-cell>
          <table:table-cell table:style-name="ce13" office:value-type="currency" office:currency="EUR" office:value="724.7">
            <text:p>€ 724,70</text:p>
          </table:table-cell>
          <table:table-cell table:style-name="ce17" table:formula="of:=[.C40]/[.F36]*[.G7]+20" office:value-type="float" office:value="109.550159770793">
            <text:p>110</text:p>
          </table:table-cell>
          <table:table-cell table:style-name="ce16" table:formula="of:=[.D7]-([.D7]/100*[.F39])" office:value-type="currency" office:currency="EUR" office:value="277.858745422824">
            <text:p>€ 277,86</text:p>
          </table:table-cell>
          <table:table-cell table:style-name="ce21" table:formula="of:=[.G7]+([.G7]/100*10)" office:value-type="currency" office:currency="EUR" office:value="305.644619965106">
            <text:p>€ 305,64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" office:value-type="float" office:value="214">
            <text:p>214</text:p>
          </table:table-cell>
          <table:table-cell table:style-name="ce13" office:value-type="currency" office:currency="EUR" office:value="597.05">
            <text:p>€ 597,05</text:p>
          </table:table-cell>
          <table:table-cell table:style-name="ce13" table:formula="of:=[.C8]/1.1" office:value-type="currency" office:currency="EUR" office:value="542.772727272727">
            <text:p>€ 542,77</text:p>
          </table:table-cell>
          <table:table-cell table:style-name="ce13" office:value-type="currency" office:currency="EUR" office:value="749.24">
            <text:p>€ 749,24</text:p>
          </table:table-cell>
          <table:table-cell table:style-name="ce17" table:formula="of:=[.C40]/[.F36]*[.G8]+20" office:value-type="float" office:value="120.978172718804">
            <text:p>121</text:p>
          </table:table-cell>
          <table:table-cell table:style-name="ce16" table:formula="of:=[.D8]-([.D8]/100*[.F39])" office:value-type="currency" office:currency="EUR" office:value="313.317904273432">
            <text:p>€ 313,32</text:p>
          </table:table-cell>
          <table:table-cell table:style-name="ce21" table:formula="of:=[.G8]+([.G8]/100*10)" office:value-type="currency" office:currency="EUR" office:value="344.649694700775">
            <text:p>€ 344,6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" office:value-type="float" office:value="275">
            <text:p>275</text:p>
          </table:table-cell>
          <table:table-cell table:style-name="ce13" office:value-type="currency" office:currency="EUR" office:value="818.9">
            <text:p>€ 818,90</text:p>
          </table:table-cell>
          <table:table-cell table:style-name="ce13" table:formula="of:=[.C9]/1.1" office:value-type="currency" office:currency="EUR" office:value="744.454545454545">
            <text:p>€ 744,45</text:p>
          </table:table-cell>
          <table:table-cell table:style-name="ce13" office:value-type="currency" office:currency="EUR" office:value="818.9">
            <text:p>€ 818,90</text:p>
          </table:table-cell>
          <table:table-cell table:style-name="ce17" table:formula="of:=[.C40]/[.F36]*[.G9]+20" office:value-type="float" office:value="158.49933111034">
            <text:p>158</text:p>
          </table:table-cell>
          <table:table-cell table:style-name="ce16" table:formula="of:=[.D9]-([.D9]/100*[.F39])" office:value-type="currency" office:currency="EUR" office:value="429.739606079078">
            <text:p>€ 429,74</text:p>
          </table:table-cell>
          <table:table-cell table:style-name="ce21" table:formula="of:=[.G9]+([.G9]/100*10)" office:value-type="currency" office:currency="EUR" office:value="472.713566686986">
            <text:p>€ 472,71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" office:value-type="float" office:value="215">
            <text:p>215</text:p>
          </table:table-cell>
          <table:table-cell table:style-name="ce13" office:value-type="currency" office:currency="EUR" office:value="599.9">
            <text:p>€ 599,90</text:p>
          </table:table-cell>
          <table:table-cell table:style-name="ce13" table:formula="of:=[.C10]/1.1" office:value-type="currency" office:currency="EUR" office:value="545.363636363636">
            <text:p>€ 545,36</text:p>
          </table:table-cell>
          <table:table-cell table:style-name="ce13" office:value-type="currency" office:currency="EUR" office:value="662.1">
            <text:p>€ 662,10</text:p>
          </table:table-cell>
          <table:table-cell table:style-name="ce17" table:formula="of:=[.C40]/[.F36]*[.G10]+20" office:value-type="float" office:value="121.460188952366">
            <text:p>121</text:p>
          </table:table-cell>
          <table:table-cell table:style-name="ce16" table:formula="of:=[.D10]-([.D10]/100*[.F39])" office:value-type="currency" office:currency="EUR" office:value="314.813517751666">
            <text:p>€ 314,81</text:p>
          </table:table-cell>
          <table:table-cell table:style-name="ce21" table:formula="of:=[.G10]+([.G10]/100*10)" office:value-type="currency" office:currency="EUR" office:value="346.294869526832">
            <text:p>€ 346,29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" office:value-type="float" office:value="198">
            <text:p>198</text:p>
          </table:table-cell>
          <table:table-cell table:style-name="ce13" office:value-type="currency" office:currency="EUR" office:value="644.1">
            <text:p>€ 644,10</text:p>
          </table:table-cell>
          <table:table-cell table:style-name="ce13" table:formula="of:=[.C11]/1.1" office:value-type="currency" office:currency="EUR" office:value="585.545454545455">
            <text:p>€ 585,55</text:p>
          </table:table-cell>
          <table:table-cell table:style-name="ce13" office:value-type="currency" office:currency="EUR" office:value="684.8">
            <text:p>€ 684,80</text:p>
          </table:table-cell>
          <table:table-cell table:style-name="ce17" table:formula="of:=[.C40]/[.F36]*[.G11]+20" office:value-type="float" office:value="128.935668785163">
            <text:p>129</text:p>
          </table:table-cell>
          <table:table-cell table:style-name="ce16" table:formula="of:=[.D11]-([.D11]/100*[.F39])" office:value-type="currency" office:currency="EUR" office:value="338.00864608076">
            <text:p>€ 338,01</text:p>
          </table:table-cell>
          <table:table-cell table:style-name="ce21" table:formula="of:=[.G11]+([.G11]/100*10)" office:value-type="currency" office:currency="EUR" office:value="371.809510688836">
            <text:p>€ 371,81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" office:value-type="float" office:value="210">
            <text:p>210</text:p>
          </table:table-cell>
          <table:table-cell table:style-name="ce13" office:value-type="currency" office:currency="EUR" office:value="514.05">
            <text:p>€ 514,05</text:p>
          </table:table-cell>
          <table:table-cell table:style-name="ce13" table:formula="of:=[.C12]/1.1" office:value-type="currency" office:currency="EUR" office:value="467.318181818182">
            <text:p>€ 467,32</text:p>
          </table:table-cell>
          <table:table-cell table:style-name="ce13" office:value-type="currency" office:currency="EUR" office:value="647.23">
            <text:p>€ 647,23</text:p>
          </table:table-cell>
          <table:table-cell table:style-name="ce17" table:formula="of:=[.C40]/[.F36]*[.G12]+20" office:value-type="float" office:value="106.940506969435">
            <text:p>107</text:p>
          </table:table-cell>
          <table:table-cell table:style-name="ce16" table:formula="of:=[.D12]-([.D12]/100*[.F39])" office:value-type="currency" office:currency="EUR" office:value="269.761441574002">
            <text:p>€ 269,76</text:p>
          </table:table-cell>
          <table:table-cell table:style-name="ce21" table:formula="of:=[.G12]+([.G12]/100*10)" office:value-type="currency" office:currency="EUR" office:value="296.737585731402">
            <text:p>€ 296,74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" office:value-type="float" office:value="259">
            <text:p>259</text:p>
          </table:table-cell>
          <table:table-cell table:style-name="ce13" office:value-type="currency" office:currency="EUR" office:value="600.47">
            <text:p>€ 600,47</text:p>
          </table:table-cell>
          <table:table-cell table:style-name="ce13" table:formula="of:=[.C13]/1.1" office:value-type="currency" office:currency="EUR" office:value="545.881818181818">
            <text:p>€ 545,88</text:p>
          </table:table-cell>
          <table:table-cell table:style-name="ce13" office:value-type="currency" office:currency="EUR" office:value="766.83">
            <text:p>€ 766,83</text:p>
          </table:table-cell>
          <table:table-cell table:style-name="ce17" table:formula="of:=[.C40]/[.F36]*[.G13]+20" office:value-type="float" office:value="121.556592199079">
            <text:p>122</text:p>
          </table:table-cell>
          <table:table-cell table:style-name="ce16" table:formula="of:=[.D13]-([.D13]/100*[.F39])" office:value-type="currency" office:currency="EUR" office:value="315.112640447312">
            <text:p>€ 315,11</text:p>
          </table:table-cell>
          <table:table-cell table:style-name="ce21" table:formula="of:=[.G13]+([.G13]/100*10)" office:value-type="currency" office:currency="EUR" office:value="346.623904492044">
            <text:p>€ 346,62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1" office:value-type="float" office:value="238">
            <text:p>238</text:p>
          </table:table-cell>
          <table:table-cell table:style-name="ce13" office:value-type="currency" office:currency="EUR" office:value="568.44">
            <text:p>€ 568,44</text:p>
          </table:table-cell>
          <table:table-cell table:style-name="ce13" table:formula="of:=[.C14]/1.1" office:value-type="currency" office:currency="EUR" office:value="516.763636363636">
            <text:p>€ 516,76</text:p>
          </table:table-cell>
          <table:table-cell table:style-name="ce13" office:value-type="currency" office:currency="EUR" office:value="753">
            <text:p>€ 753,00</text:p>
          </table:table-cell>
          <table:table-cell table:style-name="ce17" table:formula="of:=[.C40]/[.F36]*[.G14]+20" office:value-type="float" office:value="116.139406247846">
            <text:p>116</text:p>
          </table:table-cell>
          <table:table-cell table:style-name="ce16" table:formula="of:=[.D14]-([.D14]/100*[.F39])" office:value-type="currency" office:currency="EUR" office:value="298.304044058605">
            <text:p>€ 298,30</text:p>
          </table:table-cell>
          <table:table-cell table:style-name="ce21" table:formula="of:=[.G14]+([.G14]/100*10)" office:value-type="currency" office:currency="EUR" office:value="328.134448464465">
            <text:p>€ 328,1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" office:value-type="float" office:value="227">
            <text:p>227</text:p>
          </table:table-cell>
          <table:table-cell table:style-name="ce13" office:value-type="currency" office:currency="EUR" office:value="541.78">
            <text:p>€ 541,78</text:p>
          </table:table-cell>
          <table:table-cell table:style-name="ce13" table:formula="of:=[.C15]/1.1" office:value-type="currency" office:currency="EUR" office:value="492.527272727273">
            <text:p>€ 492,53</text:p>
          </table:table-cell>
          <table:table-cell table:style-name="ce13" office:value-type="currency" office:currency="EUR" office:value="704.24">
            <text:p>€ 704,24</text:p>
          </table:table-cell>
          <table:table-cell table:style-name="ce17" table:formula="of:=[.C40]/[.F36]*[.G15]+20" office:value-type="float" office:value="111.630440357748">
            <text:p>112</text:p>
          </table:table-cell>
          <table:table-cell table:style-name="ce16" table:formula="of:=[.D15]-([.D15]/100*[.F39])" office:value-type="currency" office:currency="EUR" office:value="284.313498328884">
            <text:p>€ 284,31</text:p>
          </table:table-cell>
          <table:table-cell table:style-name="ce21" table:formula="of:=[.G15]+([.G15]/100*10)" office:value-type="currency" office:currency="EUR" office:value="312.744848161772">
            <text:p>€ 312,74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1" office:value-type="float" office:value="292">
            <text:p>292</text:p>
          </table:table-cell>
          <table:table-cell table:style-name="ce13" office:value-type="currency" office:currency="EUR" office:value="997.6">
            <text:p>€ 997,60</text:p>
          </table:table-cell>
          <table:table-cell table:style-name="ce13" table:formula="of:=[.C16]/1.1" office:value-type="currency" office:currency="EUR" office:value="906.909090909091">
            <text:p>€ 906,91</text:p>
          </table:table-cell>
          <table:table-cell table:style-name="ce13" office:value-type="currency" office:currency="EUR" office:value="1013">
            <text:p>€ 1.013,00</text:p>
          </table:table-cell>
          <table:table-cell table:style-name="ce17" table:formula="of:=[.C40]/[.F36]*[.G16]+20" office:value-type="float" office:value="188.722594597234">
            <text:p>189</text:p>
          </table:table-cell>
          <table:table-cell table:style-name="ce16" table:formula="of:=[.D16]-([.D16]/100*[.F39])" office:value-type="currency" office:currency="EUR" office:value="523.517195047611">
            <text:p>€ 523,52</text:p>
          </table:table-cell>
          <table:table-cell table:style-name="ce21" table:formula="of:=[.G16]+([.G16]/100*10)" office:value-type="currency" office:currency="EUR" office:value="575.868914552372">
            <text:p>€ 575,87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" office:value-type="float" office:value="255">
            <text:p>255</text:p>
          </table:table-cell>
          <table:table-cell table:style-name="ce13" office:value-type="currency" office:currency="EUR" office:value="696.3">
            <text:p>€ 696,30</text:p>
          </table:table-cell>
          <table:table-cell table:style-name="ce13" table:formula="of:=[.C17]/1.1" office:value-type="currency" office:currency="EUR" office:value="633">
            <text:p>€ 633,00</text:p>
          </table:table-cell>
          <table:table-cell table:style-name="ce13" office:value-type="currency" office:currency="EUR" office:value="696.3">
            <text:p>€ 696,30</text:p>
          </table:table-cell>
          <table:table-cell table:style-name="ce17" table:formula="of:=[.C40]/[.F36]*[.G17]+20" office:value-type="float" office:value="137.764176641995">
            <text:p>138</text:p>
          </table:table-cell>
          <table:table-cell table:style-name="ce16" table:formula="of:=[.D17]-([.D17]/100*[.F39])" office:value-type="currency" office:currency="EUR" office:value="365.401987682088">
            <text:p>€ 365,40</text:p>
          </table:table-cell>
          <table:table-cell table:style-name="ce21" table:formula="of:=[.G17]+([.G17]/100*10)" office:value-type="currency" office:currency="EUR" office:value="401.942186450297">
            <text:p>€ 401,94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1" office:value-type="float" office:value="243">
            <text:p>243</text:p>
          </table:table-cell>
          <table:table-cell table:style-name="ce13" office:value-type="currency" office:currency="EUR" office:value="674.43">
            <text:p>€ 674,43</text:p>
          </table:table-cell>
          <table:table-cell table:style-name="ce13" table:formula="of:=[.C18]/1.1" office:value-type="currency" office:currency="EUR" office:value="613.118181818182">
            <text:p>€ 613,12</text:p>
          </table:table-cell>
          <table:table-cell table:style-name="ce13" office:value-type="currency" office:currency="EUR" office:value="894.39">
            <text:p>€ 894,39</text:p>
          </table:table-cell>
          <table:table-cell table:style-name="ce17" table:formula="of:=[.C40]/[.F36]*[.G18]+20" office:value-type="float" office:value="134.065336281288">
            <text:p>134</text:p>
          </table:table-cell>
          <table:table-cell table:style-name="ce16" table:formula="of:=[.D18]-([.D18]/100*[.F39])" office:value-type="currency" office:currency="EUR" office:value="353.925122149118">
            <text:p>€ 353,93</text:p>
          </table:table-cell>
          <table:table-cell table:style-name="ce21" table:formula="of:=[.G18]+([.G18]/100*10)" office:value-type="currency" office:currency="EUR" office:value="389.31763436403">
            <text:p>€ 389,32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1" office:value-type="float" office:value="222">
            <text:p>222</text:p>
          </table:table-cell>
          <table:table-cell table:style-name="ce13" office:value-type="currency" office:currency="EUR" office:value="532.83">
            <text:p>€ 532,83</text:p>
          </table:table-cell>
          <table:table-cell table:style-name="ce13" table:formula="of:=[.C19]/1.1" office:value-type="currency" office:currency="EUR" office:value="484.390909090909">
            <text:p>€ 484,39</text:p>
          </table:table-cell>
          <table:table-cell table:style-name="ce13" office:value-type="currency" office:currency="EUR" office:value="623.81">
            <text:p>€ 623,81</text:p>
          </table:table-cell>
          <table:table-cell table:style-name="ce17" table:formula="of:=[.C40]/[.F36]*[.G19]+20" office:value-type="float" office:value="110.116740255858">
            <text:p>110</text:p>
          </table:table-cell>
          <table:table-cell table:style-name="ce16" table:formula="of:=[.D19]-([.D19]/100*[.F39])" office:value-type="currency" office:currency="EUR" office:value="279.616747230572">
            <text:p>€ 279,62</text:p>
          </table:table-cell>
          <table:table-cell table:style-name="ce21" table:formula="of:=[.G19]+([.G19]/100*10)" office:value-type="currency" office:currency="EUR" office:value="307.578421953629">
            <text:p>€ 307,58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" office:value-type="float" office:value="233">
            <text:p>233</text:p>
          </table:table-cell>
          <table:table-cell table:style-name="ce13" office:value-type="currency" office:currency="EUR" office:value="638.77">
            <text:p>€ 638,77</text:p>
          </table:table-cell>
          <table:table-cell table:style-name="ce13" table:formula="of:=[.C20]/1.1" office:value-type="currency" office:currency="EUR" office:value="580.7">
            <text:p>€ 580,70</text:p>
          </table:table-cell>
          <table:table-cell table:style-name="ce13" office:value-type="currency" office:currency="EUR" office:value="748.66">
            <text:p>€ 748,66</text:p>
          </table:table-cell>
          <table:table-cell table:style-name="ce17" table:formula="of:=[.C40]/[.F36]*[.G20]+20" office:value-type="float" office:value="128.034213864149">
            <text:p>128</text:p>
          </table:table-cell>
          <table:table-cell table:style-name="ce16" table:formula="of:=[.D20]-([.D20]/100*[.F39])" office:value-type="currency" office:currency="EUR" office:value="335.211586488134">
            <text:p>€ 335,21</text:p>
          </table:table-cell>
          <table:table-cell table:style-name="ce21" table:formula="of:=[.G20]+([.G20]/100*10)" office:value-type="currency" office:currency="EUR" office:value="368.732745136947">
            <text:p>€ 368,7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1" office:value-type="float" office:value="228">
            <text:p>228</text:p>
          </table:table-cell>
          <table:table-cell table:style-name="ce13" office:value-type="currency" office:currency="EUR" office:value="608.05">
            <text:p>€ 608,05</text:p>
          </table:table-cell>
          <table:table-cell table:style-name="ce13" table:formula="of:=[.C21]/1.1" office:value-type="currency" office:currency="EUR" office:value="552.772727272727">
            <text:p>€ 552,77</text:p>
          </table:table-cell>
          <table:table-cell table:style-name="ce13" office:value-type="currency" office:currency="EUR" office:value="770.33">
            <text:p>€ 770,33</text:p>
          </table:table-cell>
          <table:table-cell table:style-name="ce17" table:formula="of:=[.C40]/[.F36]*[.G21]+20" office:value-type="float" office:value="122.838586251852">
            <text:p>123</text:p>
          </table:table-cell>
          <table:table-cell table:style-name="ce16" table:formula="of:=[.D21]-([.D21]/100*[.F39])" office:value-type="currency" office:currency="EUR" office:value="319.090447522754">
            <text:p>€ 319,09</text:p>
          </table:table-cell>
          <table:table-cell table:style-name="ce21" table:formula="of:=[.G21]+([.G21]/100*10)" office:value-type="currency" office:currency="EUR" office:value="350.99949227503">
            <text:p>€ 351,00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1" office:value-type="float" office:value="240">
            <text:p>240</text:p>
          </table:table-cell>
          <table:table-cell table:style-name="ce13" office:value-type="currency" office:currency="EUR" office:value="635.84">
            <text:p>€ 635,84</text:p>
          </table:table-cell>
          <table:table-cell table:style-name="ce13" table:formula="of:=[.C22]/1.1" office:value-type="currency" office:currency="EUR" office:value="578.036363636364">
            <text:p>€ 578,04</text:p>
          </table:table-cell>
          <table:table-cell table:style-name="ce13" office:value-type="currency" office:currency="EUR" office:value="760.62">
            <text:p>€ 760,62</text:p>
          </table:table-cell>
          <table:table-cell table:style-name="ce17" table:formula="of:=[.C40]/[.F36]*[.G22]+20" office:value-type="float" office:value="127.538667350346">
            <text:p>128</text:p>
          </table:table-cell>
          <table:table-cell table:style-name="ce16" table:formula="of:=[.D22]-([.D22]/100*[.F39])" office:value-type="currency" office:currency="EUR" office:value="333.673990877178">
            <text:p>€ 333,67</text:p>
          </table:table-cell>
          <table:table-cell table:style-name="ce21" table:formula="of:=[.G22]+([.G22]/100*10)" office:value-type="currency" office:currency="EUR" office:value="367.041389964896">
            <text:p>€ 367,04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1" office:value-type="float" office:value="296">
            <text:p>296</text:p>
          </table:table-cell>
          <table:table-cell table:style-name="ce13" office:value-type="currency" office:currency="EUR" office:value="911.62">
            <text:p>€ 911,62</text:p>
          </table:table-cell>
          <table:table-cell table:style-name="ce13" table:formula="of:=[.C23]/1.1" office:value-type="currency" office:currency="EUR" office:value="828.745454545454">
            <text:p>€ 828,75</text:p>
          </table:table-cell>
          <table:table-cell table:style-name="ce13" office:value-type="currency" office:currency="EUR" office:value="919.11">
            <text:p>€ 919,11</text:p>
          </table:table-cell>
          <table:table-cell table:style-name="ce17" table:formula="of:=[.C40]/[.F36]*[.G23]+20" office:value-type="float" office:value="174.180925908912">
            <text:p>174</text:p>
          </table:table-cell>
          <table:table-cell table:style-name="ce16" table:formula="of:=[.D23]-([.D23]/100*[.F39])" office:value-type="currency" office:currency="EUR" office:value="478.396897904273">
            <text:p>€ 478,40</text:p>
          </table:table-cell>
          <table:table-cell table:style-name="ce21" table:formula="of:=[.G23]+([.G23]/100*10)" office:value-type="currency" office:currency="EUR" office:value="526.236587694701">
            <text:p>€ 526,24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1" office:value-type="float" office:value="229">
            <text:p>229</text:p>
          </table:table-cell>
          <table:table-cell table:style-name="ce13" office:value-type="currency" office:currency="EUR" office:value="640">
            <text:p>€ 640,00</text:p>
          </table:table-cell>
          <table:table-cell table:style-name="ce13" table:formula="of:=[.C24]/1.1" office:value-type="currency" office:currency="EUR" office:value="581.818181818182">
            <text:p>€ 581,82</text:p>
          </table:table-cell>
          <table:table-cell table:style-name="ce13" office:value-type="currency" office:currency="EUR" office:value="640">
            <text:p>€ 640,00</text:p>
          </table:table-cell>
          <table:table-cell table:style-name="ce17" table:formula="of:=[.C40]/[.F36]*[.G24]+20" office:value-type="float" office:value="128.242241922844">
            <text:p>128</text:p>
          </table:table-cell>
          <table:table-cell table:style-name="ce16" table:formula="of:=[.D24]-([.D24]/100*[.F39])" office:value-type="currency" office:currency="EUR" office:value="335.85706177874">
            <text:p>€ 335,86</text:p>
          </table:table-cell>
          <table:table-cell table:style-name="ce21" table:formula="of:=[.G24]+([.G24]/100*10)" office:value-type="currency" office:currency="EUR" office:value="369.442767956614">
            <text:p>€ 369,44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1" office:value-type="float" office:value="244">
            <text:p>244</text:p>
          </table:table-cell>
          <table:table-cell table:style-name="ce13" office:value-type="currency" office:currency="EUR" office:value="621.78">
            <text:p>€ 621,78</text:p>
          </table:table-cell>
          <table:table-cell table:style-name="ce13" table:formula="of:=[.C25]/1.1" office:value-type="currency" office:currency="EUR" office:value="565.254545454545">
            <text:p>€ 565,25</text:p>
          </table:table-cell>
          <table:table-cell table:style-name="ce13" office:value-type="currency" office:currency="EUR" office:value="810.76">
            <text:p>€ 810,76</text:p>
          </table:table-cell>
          <table:table-cell table:style-name="ce17" table:formula="of:=[.C40]/[.F36]*[.G25]+20" office:value-type="float" office:value="125.160720598103">
            <text:p>125</text:p>
          </table:table-cell>
          <table:table-cell table:style-name="ce16" table:formula="of:=[.D25]-([.D25]/100*[.F39])" office:value-type="currency" office:currency="EUR" office:value="326.295631051226">
            <text:p>€ 326,30</text:p>
          </table:table-cell>
          <table:table-cell table:style-name="ce21" table:formula="of:=[.G25]+([.G25]/100*10)" office:value-type="currency" office:currency="EUR" office:value="358.925194156349">
            <text:p>€ 358,9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1" office:value-type="float" office:value="212">
            <text:p>212</text:p>
          </table:table-cell>
          <table:table-cell table:style-name="ce13" office:value-type="currency" office:currency="EUR" office:value="495.53">
            <text:p>€ 495,53</text:p>
          </table:table-cell>
          <table:table-cell table:style-name="ce13" table:formula="of:=[.C26]/1.1" office:value-type="currency" office:currency="EUR" office:value="450.481818181818">
            <text:p>€ 450,48</text:p>
          </table:table-cell>
          <table:table-cell table:style-name="ce13" office:value-type="currency" office:currency="EUR" office:value="607.2">
            <text:p>€ 607,20</text:p>
          </table:table-cell>
          <table:table-cell table:style-name="ce17" table:formula="of:=[.C40]/[.F36]*[.G26]+20" office:value-type="float" office:value="103.808247093792">
            <text:p>104</text:p>
          </table:table-cell>
          <table:table-cell table:style-name="ce16" table:formula="of:=[.D26]-([.D26]/100*[.F39])" office:value-type="currency" office:currency="EUR" office:value="260.04257784878">
            <text:p>€ 260,04</text:p>
          </table:table-cell>
          <table:table-cell table:style-name="ce21" table:formula="of:=[.G26]+([.G26]/100*10)" office:value-type="currency" office:currency="EUR" office:value="286.046835633658">
            <text:p>€ 286,0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1" office:value-type="float" office:value="230">
            <text:p>230</text:p>
          </table:table-cell>
          <table:table-cell table:style-name="ce13" office:value-type="currency" office:currency="EUR" office:value="529.94">
            <text:p>€ 529,94</text:p>
          </table:table-cell>
          <table:table-cell table:style-name="ce13" table:formula="of:=[.C27]/1.1" office:value-type="currency" office:currency="EUR" office:value="481.763636363636">
            <text:p>€ 481,76</text:p>
          </table:table-cell>
          <table:table-cell table:style-name="ce13" office:value-type="currency" office:currency="EUR" office:value="673.65">
            <text:p>€ 673,65</text:p>
          </table:table-cell>
          <table:table-cell table:style-name="ce17" table:formula="of:=[.C40]/[.F36]*[.G27]+20" office:value-type="float" office:value="109.627958882175">
            <text:p>110</text:p>
          </table:table-cell>
          <table:table-cell table:style-name="ce16" table:formula="of:=[.D27]-([.D27]/100*[.F39])" office:value-type="currency" office:currency="EUR" office:value="278.100142685977">
            <text:p>€ 278,10</text:p>
          </table:table-cell>
          <table:table-cell table:style-name="ce21" table:formula="of:=[.G27]+([.G27]/100*10)" office:value-type="currency" office:currency="EUR" office:value="305.910156954575">
            <text:p>€ 305,91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1" office:value-type="float" office:value="225">
            <text:p>225</text:p>
          </table:table-cell>
          <table:table-cell table:style-name="ce13" office:value-type="currency" office:currency="EUR" office:value="596.34">
            <text:p>€ 596,34</text:p>
          </table:table-cell>
          <table:table-cell table:style-name="ce13" table:formula="of:=[.C28]/1.1" office:value-type="currency" office:currency="EUR" office:value="542.127272727273">
            <text:p>€ 542,13</text:p>
          </table:table-cell>
          <table:table-cell table:style-name="ce13" office:value-type="currency" office:currency="EUR" office:value="712.86">
            <text:p>€ 712,86</text:p>
          </table:table-cell>
          <table:table-cell table:style-name="ce17" table:formula="of:=[.C40]/[.F36]*[.G28]+20" office:value-type="float" office:value="120.85809148167">
            <text:p>121</text:p>
          </table:table-cell>
          <table:table-cell table:style-name="ce16" table:formula="of:=[.D28]-([.D28]/100*[.F39])" office:value-type="currency" office:currency="EUR" office:value="312.945312845522">
            <text:p>€ 312,95</text:p>
          </table:table-cell>
          <table:table-cell table:style-name="ce21" table:formula="of:=[.G28]+([.G28]/100*10)" office:value-type="currency" office:currency="EUR" office:value="344.239844130074">
            <text:p>€ 344,24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1" office:value-type="float" office:value="211">
            <text:p>211</text:p>
          </table:table-cell>
          <table:table-cell table:style-name="ce13" office:value-type="currency" office:currency="EUR" office:value="538.92">
            <text:p>€ 538,92</text:p>
          </table:table-cell>
          <table:table-cell table:style-name="ce13" table:formula="of:=[.C29]/1.1" office:value-type="currency" office:currency="EUR" office:value="489.927272727273">
            <text:p>€ 489,93</text:p>
          </table:table-cell>
          <table:table-cell table:style-name="ce13" office:value-type="currency" office:currency="EUR" office:value="618.05">
            <text:p>€ 618,05</text:p>
          </table:table-cell>
          <table:table-cell table:style-name="ce17" table:formula="of:=[.C40]/[.F36]*[.G29]+20" office:value-type="float" office:value="111.146732839155">
            <text:p>111</text:p>
          </table:table-cell>
          <table:table-cell table:style-name="ce16" table:formula="of:=[.D29]-([.D29]/100*[.F39])" office:value-type="currency" office:currency="EUR" office:value="282.81263708406">
            <text:p>€ 282,81</text:p>
          </table:table-cell>
          <table:table-cell table:style-name="ce21" table:formula="of:=[.G29]+([.G29]/100*10)" office:value-type="currency" office:currency="EUR" office:value="311.093900792466">
            <text:p>€ 311,09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1" office:value-type="float" office:value="249">
            <text:p>249</text:p>
          </table:table-cell>
          <table:table-cell table:style-name="ce13" office:value-type="currency" office:currency="EUR" office:value="770.9">
            <text:p>€ 770,90</text:p>
          </table:table-cell>
          <table:table-cell table:style-name="ce13" table:formula="of:=[.C30]/1.1" office:value-type="currency" office:currency="EUR" office:value="700.818181818182">
            <text:p>€ 700,82</text:p>
          </table:table-cell>
          <table:table-cell table:style-name="ce13" office:value-type="currency" office:currency="EUR" office:value="791.4">
            <text:p>€ 791,40</text:p>
          </table:table-cell>
          <table:table-cell table:style-name="ce17" table:formula="of:=[.C40]/[.F36]*[.G30]+20" office:value-type="float" office:value="150.381162966126">
            <text:p>150</text:p>
          </table:table-cell>
          <table:table-cell table:style-name="ce16" table:formula="of:=[.D30]-([.D30]/100*[.F39])" office:value-type="currency" office:currency="EUR" office:value="404.550326445673">
            <text:p>€ 404,55</text:p>
          </table:table-cell>
          <table:table-cell table:style-name="ce21" table:formula="of:=[.G30]+([.G30]/100*10)" office:value-type="currency" office:currency="EUR" office:value="445.00535909024">
            <text:p>€ 445,01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734.5">
            <text:p>734,5</text:p>
          </table:table-cell>
          <table:table-cell table:style-name="ce13" table:formula="of:=[.C31]/1.1" office:value-type="currency" office:currency="EUR" office:value="667.727272727273">
            <text:p>€ 667,73</text:p>
          </table:table-cell>
          <table:table-cell table:style-name="ce13" office:value-type="currency" office:currency="EUR" office:value="734.5">
            <text:p>€ 734,50</text:p>
          </table:table-cell>
          <table:table-cell table:style-name="ce17" table:formula="of:=[.C40]/[.F36]*[.G31]+20" office:value-type="float" office:value="144.224885456765">
            <text:p>144</text:p>
          </table:table-cell>
          <table:table-cell table:style-name="ce16" table:formula="of:=[.D31]-([.D31]/100*[.F39])" office:value-type="currency" office:currency="EUR" office:value="385.448456057007">
            <text:p>€ 385,45</text:p>
          </table:table-cell>
          <table:table-cell table:style-name="ce21" table:formula="of:=[.G31]+([.G31]/100*10)" office:value-type="currency" office:currency="EUR" office:value="423.993301662708">
            <text:p>€ 423,99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542.38">
            <text:p>542,38</text:p>
          </table:table-cell>
          <table:table-cell table:style-name="ce13" table:formula="of:=[.C32]/1.1" office:value-type="currency" office:currency="EUR" office:value="493.072727272727">
            <text:p>€ 493,07</text:p>
          </table:table-cell>
          <table:table-cell table:style-name="ce13" office:value-type="currency" office:currency="EUR" office:value="644.31">
            <text:p>€ 644,31</text:p>
          </table:table-cell>
          <table:table-cell table:style-name="ce17" table:formula="of:=[.C40]/[.F36]*[.G32]+20" office:value-type="float" office:value="111.731917459551">
            <text:p>112</text:p>
          </table:table-cell>
          <table:table-cell table:style-name="ce16" table:formula="of:=[.D32]-([.D32]/100*[.F39])" office:value-type="currency" office:currency="EUR" office:value="284.628364324301">
            <text:p>€ 284,63</text:p>
          </table:table-cell>
          <table:table-cell table:style-name="ce21" table:formula="of:=[.G32]+([.G32]/100*10)" office:value-type="currency" office:currency="EUR" office:value="313.091200756732">
            <text:p>€ 313,09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/>
          <table:table-cell table:style-name="ce1" table:number-columns-repeated="2"/>
          <table:table-cell table:style-name="ce13" table:number-columns-repeated="2"/>
          <table:table-cell table:style-name="ce17"/>
          <table:table-cell table:style-name="ce16"/>
          <table:table-cell table:style-name="ce21"/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1" office:value-type="string">
            <text:p>TOTALE</text:p>
          </table:table-cell>
          <table:table-cell table:style-name="ce10" table:formula="of:=SUM([.B3:.B33])" office:value-type="float" office:value="7065">
            <text:p>7065</text:p>
          </table:table-cell>
          <table:table-cell table:style-name="ce13" table:formula="of:=SUM([.C3:.C33])" office:value-type="currency" office:currency="EUR" office:value="19029.2">
            <text:p>€ 19.029,20</text:p>
          </table:table-cell>
          <table:table-cell table:style-name="ce13" table:formula="of:=[.C34]/1.1" office:value-type="currency" office:currency="EUR" office:value="17299.2727272727">
            <text:p>€ 17.299,27</text:p>
          </table:table-cell>
          <table:table-cell table:style-name="ce13" table:formula="of:=SUM([.E3:.E33])" office:value-type="currency" office:currency="EUR" office:value="21921.48">
            <text:p>€ 21.921,48</text:p>
          </table:table-cell>
          <table:table-cell table:style-name="ce17" table:formula="of:=SUM([.F3:.F33])" office:value-type="float" office:value="3818.38010937218">
            <text:p>3818</text:p>
          </table:table-cell>
          <table:table-cell table:style-name="ce13" table:formula="of:=SUM([.G3:.G33])" office:value-type="currency" office:currency="EUR" office:value="9986.07999999999">
            <text:p>€ 9.986,08</text:p>
          </table:table-cell>
          <table:table-cell table:style-name="ce21" table:formula="of:=SUM([.H3:.H33])" office:value-type="currency" office:currency="EUR" office:value="10984.688">
            <text:p>€ 10.984,69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number-columns-repeated="6"/>
          <table:table-cell table:style-name="ce20" table:number-columns-repeated="2"/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5" office:value-type="string" table:number-columns-spanned="2" table:number-rows-spanned="1">
            <text:p>TOTALE A.P. NETTO IVA</text:p>
          </table:table-cell>
          <table:covered-table-cell table:style-name="ce11"/>
          <table:table-cell table:style-name="ce14" office:value-type="currency" office:currency="EUR" office:value="10074.74">
            <text:p>€ 10.074,74</text:p>
          </table:table-cell>
          <table:table-cell table:style-name="ce8" office:value-type="string" table:number-columns-spanned="2" table:number-rows-spanned="1">
            <text:p>TOTALE NETTO IVA</text:p>
          </table:table-cell>
          <table:covered-table-cell table:style-name="ce8"/>
          <table:table-cell table:style-name="ce16" table:formula="of:=[.C37]" office:value-type="currency" office:currency="EUR" office:value="9986.08">
            <text:p>€ 9.986,08</text:p>
          </table:table-cell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6" office:value-type="string" table:number-columns-spanned="2" table:number-rows-spanned="1">
            <text:p>TOTALE ANNO IN CORSO</text:p>
          </table:table-cell>
          <table:covered-table-cell table:style-name="ce11"/>
          <table:table-cell table:style-name="ce14" office:value-type="currency" office:currency="EUR" office:value="9986.08">
            <text:p>€ 9.986,08</text:p>
          </table:table-cell>
          <table:table-cell table:style-name="ce8" table:number-columns-repeated="2"/>
          <table:table-cell table:style-name="ce16"/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6" office:value-type="string" table:number-columns-spanned="2" table:number-rows-spanned="1">
            <text:p>DIFFERENZA %</text:p>
          </table:table-cell>
          <table:covered-table-cell table:style-name="ce11"/>
          <table:table-cell table:style-name="ce15" office:value-type="percentage" office:value="-0.0088">
            <text:p>-0,88%</text:p>
          </table:table-cell>
          <table:table-cell table:style-name="ce8" table:number-columns-repeated="2"/>
          <table:table-cell table:style-name="ce16"/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7" office:value-type="string" table:number-columns-spanned="2" table:number-rows-spanned="1">
            <text:p>SCONTR. MEDIO</text:p>
          </table:table-cell>
          <table:covered-table-cell table:style-name="ce11"/>
          <table:table-cell table:style-name="ce16" table:formula="of:=[.E34]/[.B34]" office:value-type="currency" office:currency="EUR" office:value="3.10282802547771">
            <text:p>€ 3,10</text:p>
          </table:table-cell>
          <table:table-cell table:style-name="ce7" office:value-type="string" table:number-columns-spanned="2" table:number-rows-spanned="1">
            <text:p>% RISPETTO AL REALE</text:p>
          </table:table-cell>
          <table:covered-table-cell table:style-name="ce1"/>
          <table:table-cell table:style-name="ce19" table:formula="of:=(([.D34]-[.F36])/[.D34])*100" office:value-type="float" office:value="42.2745675067791">
            <text:p>42,2745675068</text:p>
          </table:table-cell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8" office:value-type="string" table:number-columns-spanned="2" table:number-rows-spanned="1">
            <text:p>NUMERO SCONTRINI</text:p>
          </table:table-cell>
          <table:covered-table-cell table:style-name="ce11"/>
          <table:table-cell table:style-name="ce17" table:formula="of:=[.F36]/[.C39]" office:value-type="float" office:value="3218.38010937218">
            <text:p>3218</text:p>
          </table:table-cell>
          <table:table-cell table:style-name="ce12" table:number-columns-repeated="3"/>
          <table:table-cell table:number-columns-repeated="2"/>
          <table:table-cell table:style-name="ce12" table:number-columns-repeated="2"/>
          <table:table-cell table:style-name="ce22"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contrino medio</text:p>
          </table:table-cell>
          <table:table-cell/>
          <table:table-cell table:style-name="ce18" table:formula="of:=[.H34]/[.F34]" office:value-type="currency" office:currency="EUR" office:value="2.87679269359229">
            <text:p>€ 2,88</text:p>
          </table:table-cell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5">
      <number:number number:decimal-places="4" number:min-integer-digits="1"/>
      <number:text>%</number:text>
    </number:percentage-style>
    <number:percentage-style style:name="N106">
      <number:number number:decimal-places="6" number:min-integer-digits="1"/>
      <number:text>%</number:text>
    </number:percentage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.</number:text>
      <number:seconds number:style="long"/>
    </number:time-style>
    <number:time-style style:name="N11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3">
      <number:minutes number:style="long"/>
      <number:text>.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0" number:min-integer-digits="1" number:grouping="true"/>
    </number:number-style>
    <number:number-style style:name="N5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it" number:country="IT">
      <number:text>€ </number:text>
      <number:number number:decimal-places="2" number:min-integer-digits="1" number:grouping="true"/>
    </number:number-style>
    <number:number-style style:name="N5115" number:language="it" number:country="I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text>€ </number:text>
      <number:number number:decimal-places="2" number:min-integer-digits="1" number:grouping="true"/>
    </number:number-style>
    <number:number-style style:name="N5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0/00/0000</text:date>, <text:time style:data-style-name="N2" text:time-value="0000-00-00T15:06:01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2-12-03T21:55:54</meta:creation-date>
    <dc:date>2014-07-20T15:24:28</dc:date>
    <dc:creator>matteo </dc:creator>
    <meta:editing-duration>PT10H29M5S</meta:editing-duration>
    <meta:editing-cycles>60</meta:editing-cycles>
    <meta:generator>LibreOffice/3.6$Linux_x86 LibreOffice_project/360m1$Build-2</meta:generator>
    <meta:document-statistic meta:table-count="1" meta:cell-count="274" meta:object-count="0"/>
  </office:meta>
</office:document-meta>
</file>